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31.49pt" fo:break-before="auto" style:use-optimal-row-height="false"/>
    </style:style>
    <style:style style:name="ro15" style:family="table-row">
      <style:table-row-properties style:row-height="69pt" fo:break-before="auto" style:use-optimal-row-height="true"/>
    </style:style>
    <style:style style:name="ro16" style:family="table-row">
      <style:table-row-properties style:row-height="117.01pt" fo:break-before="auto" style:use-optimal-row-height="false"/>
    </style:style>
    <style:style style:name="ro17" style:family="table-row">
      <style:table-row-properties style:row-height="34.75pt" fo:break-before="auto" style:use-optimal-row-height="false"/>
    </style:style>
    <style:style style:name="ro18" style:family="table-row">
      <style:table-row-properties style:row-height="267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3" style:family="text">
      <style:text-properties fo:color="#57983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5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6">
          <table:table-cell office:value-type="string" calcext:value-type="string">
            <text:p>Group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orrections sur V4 (session en groupe) :</text:p>
            <text:p/>
            <text:p>garantit</text:p>
            <text:p/>
            <text:p>vos clients ( vos consommateurs)</text:p>
            <text:p/>
            <text:p>InformationS au pluriel</text:p>
            <text:p/>
            <text:p>Nom de la ferme ( supprimer commercial)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Vos activités ( au pluriel)</text:p>
            <text:p/>
            <text:p>supprimer "organisme certificateur bio" : <text:span text:style-name="T3">FAIT</text:span></text:p>
            <text:p/>
            <text:p>mettre en gras "plein champ" et "serre"</text:p>
            <text:p/>
            <text:p>Pour mieux vous connaître (ces informations sont confidentielles) : ( sondage)</text:p>
            <text:p/>
            <text:p>vous êtes installés x hors cadre familial .... précisez : ......</text:p>
            <text:p/>
            <text:p>formation agricole : précisez : ....</text:p>
            <text:p/>
            <text:p>d'une aide à la reconversion précisez : ....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2">
          <table:table-cell table:number-columns-repeated="4"/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0:36:08.630558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9T11:03:31.750293740</dc:date>
    <meta:editing-duration>P1DT4H22M7S</meta:editing-duration>
    <meta:editing-cycles>118</meta:editing-cycles>
    <meta:generator>LibreOffice/6.0.7.3$Linux_X86_64 LibreOffice_project/00m0$Build-3</meta:generator>
    <meta:document-statistic meta:table-count="4" meta:cell-count="360" meta:object-count="0"/>
  </office:meta>
</office:document-meta>
</file>